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bold" officeooo:rsid="00091836" officeooo:paragraph-rsid="00087fd7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bold" officeooo:rsid="003ac23f" officeooo:paragraph-rsid="00087fd7" fo:background-color="transparent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439181" officeooo:paragraph-rsid="001aac9d" fo:background-color="transparent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bold" officeooo:rsid="0033af50" officeooo:paragraph-rsid="00087fd7" fo:background-color="#ffff0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type="double" style:text-underline-width="auto" style:text-underline-color="font-color" fo:font-weight="bold" officeooo:rsid="0033af50" officeooo:paragraph-rsid="00087fd7" fo:background-color="transparent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3af50" officeooo:paragraph-rsid="00087fd7" fo:background-color="#ffff00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87fd7" officeooo:paragraph-rsid="00087fd7" fo:background-color="#ffff00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87fd7" officeooo:paragraph-rsid="001c9f61" fo:background-color="#ffff00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1c9f61" officeooo:paragraph-rsid="001c9f61" fo:background-color="#ffff00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67d2b2" officeooo:paragraph-rsid="0067d2b2" fo:background-color="#ffff00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3af50" officeooo:paragraph-rsid="00087fd7" fo:background-color="transparent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87fd7" officeooo:paragraph-rsid="001c9f61" fo:background-color="transparent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87fd7" officeooo:paragraph-rsid="00087fd7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1c9f61" officeooo:paragraph-rsid="001c9f61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1c9f61" officeooo:paragraph-rsid="0051a7ac" fo:background-color="transparent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73171" officeooo:paragraph-rsid="00373171" fo:background-color="transparent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48063b" officeooo:paragraph-rsid="0048063b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fo:font-size="15pt" style:text-underline-style="none" fo:font-weight="bold" officeooo:rsid="00091836" officeooo:paragraph-rsid="001c9f61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000000" fo:font-size="15pt" style:text-underline-style="none" fo:font-weight="bold" officeooo:rsid="0048944a" officeooo:paragraph-rsid="00087fd7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000000" fo:font-size="15pt" style:text-underline-style="none" fo:font-weight="bold" officeooo:rsid="00087fd7" officeooo:paragraph-rsid="0051a7ac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fo:font-size="15pt" style:text-underline-style="none" fo:font-weight="bold" officeooo:rsid="001c9f61" officeooo:paragraph-rsid="00214fdb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0000" fo:font-size="15pt" style:text-underline-style="none" fo:font-weight="bold" officeooo:rsid="0033af50" officeooo:paragraph-rsid="004b0303" fo:background-color="transparent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fo:font-size="15pt" style:text-underline-style="none" fo:font-weight="bold" officeooo:rsid="0051a7ac" officeooo:paragraph-rsid="0051a7ac" fo:background-color="transparent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fo:font-size="15pt" style:text-underline-style="none" fo:font-weight="bold" officeooo:rsid="005c3d6b" officeooo:paragraph-rsid="005c3d6b" fo:background-color="transparent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000000" fo:font-size="15pt" style:text-underline-style="none" fo:font-weight="bold" officeooo:rsid="003de30c" officeooo:paragraph-rsid="005c3d6b" fo:background-color="transparent" style:font-size-asian="15pt" style:font-weight-asian="bold" style:font-size-complex="15pt" style:font-weight-complex="bold"/>
    </style:style>
    <style:style style:name="P26" style:family="paragraph" style:parent-style-name="Standard">
      <style:text-properties fo:color="#000000" fo:font-size="15pt" style:text-underline-style="none" fo:font-weight="bold" officeooo:rsid="003f612f" officeooo:paragraph-rsid="005c3d6b" fo:background-color="transparent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5pt" style:text-underline-style="none" fo:font-weight="bold" officeooo:rsid="005cd244" officeooo:paragraph-rsid="005cd244" fo:background-color="transparent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fo:font-size="15pt" style:text-underline-style="none" fo:font-weight="bold" officeooo:rsid="00091836" officeooo:paragraph-rsid="00087fd7" fo:background-color="#ffff00" style:font-size-asian="15pt" style:font-weight-asian="bold" style:font-size-complex="15pt" style:font-weight-complex="bold"/>
    </style:style>
    <style:style style:name="P29" style:family="paragraph" style:parent-style-name="Standard">
      <style:text-properties fo:color="#000000" fo:font-size="15pt" style:text-underline-style="none" fo:font-weight="bold" officeooo:rsid="00091836" officeooo:paragraph-rsid="001c9f61" fo:background-color="#ffff00" style:font-size-asian="15pt" style:font-weight-asian="bold" style:font-size-complex="15pt" style:font-weight-complex="bold"/>
    </style:style>
    <style:style style:name="P30" style:family="paragraph" style:parent-style-name="Standard">
      <style:text-properties fo:color="#000000" fo:font-size="15pt" style:text-underline-style="none" fo:font-weight="bold" officeooo:rsid="00087fd7" officeooo:paragraph-rsid="00087fd7" fo:background-color="#ffff00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000000" fo:font-size="15pt" style:text-underline-style="none" fo:font-weight="bold" officeooo:rsid="00246587" officeooo:paragraph-rsid="0038af36" fo:background-color="#ffff00" style:font-size-asian="15pt" style:font-weight-asian="bold" style:font-size-complex="15pt" style:font-weight-complex="bold"/>
    </style:style>
    <style:style style:name="P32" style:family="paragraph" style:parent-style-name="Standard">
      <style:text-properties fo:color="#000000" fo:font-size="15pt" style:text-underline-style="none" fo:font-weight="bold" officeooo:rsid="003ac23f" officeooo:paragraph-rsid="00087fd7" fo:background-color="#ffff00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000000" fo:font-size="15pt" style:text-underline-style="none" fo:font-weight="bold" officeooo:rsid="00246587" officeooo:paragraph-rsid="0038af36" fo:background-color="#808080" style:font-size-asian="15pt" style:font-weight-asian="bold" style:font-size-complex="15pt" style:font-weight-complex="bold"/>
    </style:style>
    <style:style style:name="P34" style:family="paragraph" style:parent-style-name="Standard">
      <style:text-properties fo:color="#000000" fo:font-size="15pt" style:text-underline-style="none" fo:font-weight="normal" officeooo:rsid="0048944a" officeooo:paragraph-rsid="00087fd7" fo:background-color="transparent" style:font-size-asian="15pt" style:font-weight-asian="normal" style:font-size-complex="15pt" style:font-weight-complex="normal"/>
    </style:style>
    <style:style style:name="P35" style:family="paragraph" style:parent-style-name="Standard">
      <style:text-properties fo:color="#000000" fo:font-size="15pt" style:text-underline-style="none" fo:font-weight="normal" officeooo:rsid="005c3d6b" officeooo:paragraph-rsid="005c3d6b" fo:background-color="transparent" style:font-size-asian="15pt" style:font-weight-asian="normal" style:font-size-complex="15pt" style:font-weight-complex="normal"/>
    </style:style>
    <style:style style:name="P36" style:family="paragraph" style:parent-style-name="Standard">
      <style:text-properties fo:color="#000000" fo:font-size="15pt" style:text-underline-style="none" fo:font-weight="normal" officeooo:rsid="0033af50" officeooo:paragraph-rsid="00373171" fo:background-color="transparent" style:font-size-asian="15pt" style:font-weight-asian="normal" style:font-size-complex="15pt" style:font-weight-complex="normal"/>
    </style:style>
    <style:style style:name="P37" style:family="paragraph" style:parent-style-name="Standard">
      <style:text-properties fo:color="#000000" fo:font-size="15pt" style:text-underline-style="none" fo:font-weight="normal" officeooo:rsid="00474eaa" officeooo:paragraph-rsid="00474eaa" fo:background-color="transparent" style:font-size-asian="15pt" style:font-weight-asian="normal" style:font-size-complex="15pt" style:font-weight-complex="normal"/>
    </style:style>
    <style:style style:name="P38" style:family="paragraph" style:parent-style-name="Standard">
      <style:text-properties fo:color="#000000" fo:font-size="15pt" style:text-underline-style="none" fo:font-weight="normal" officeooo:rsid="00087fd7" officeooo:paragraph-rsid="001c9f61" fo:background-color="transparent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000000" fo:font-size="24pt" style:text-underline-style="solid" style:text-underline-width="auto" style:text-underline-color="font-color" fo:font-weight="bold" officeooo:rsid="001c9f61" officeooo:paragraph-rsid="001c9f61" fo:background-color="transparent" style:font-size-asian="24pt" style:font-weight-asian="bold" style:font-size-complex="24pt" style:font-weight-complex="bold"/>
    </style:style>
    <style:style style:name="P40" style:family="paragraph" style:parent-style-name="Standard">
      <style:text-properties fo:color="#000000" fo:font-size="24pt" style:text-underline-style="solid" style:text-underline-width="auto" style:text-underline-color="font-color" fo:font-weight="bold" officeooo:rsid="00639e3d" officeooo:paragraph-rsid="00639e3d" fo:background-color="transparent" style:font-size-asian="24pt" style:font-weight-asian="bold" style:font-size-complex="24pt" style:font-weight-complex="bold"/>
    </style:style>
    <style:style style:name="P41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51a7ac" officeooo:paragraph-rsid="0051a7ac" fo:background-color="transparent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000000" fo:font-size="16pt" style:text-underline-style="solid" style:text-underline-width="auto" style:text-underline-color="font-color" fo:font-weight="bold" officeooo:rsid="00639e3d" officeooo:paragraph-rsid="00639e3d" fo:background-color="transparent" style:font-size-asian="14pt" style:font-weight-asian="bold" style:font-size-complex="16pt" style:font-weight-complex="bold"/>
    </style:style>
    <style:style style:name="P43" style:family="paragraph" style:parent-style-name="Standard">
      <style:text-properties fo:color="#c9211e" fo:font-size="15pt" style:text-underline-style="none" fo:font-weight="bold" officeooo:rsid="00439181" officeooo:paragraph-rsid="001c9f61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style:text-properties fo:color="#c9211e" fo:font-size="15pt" style:text-underline-style="none" fo:font-weight="bold" officeooo:rsid="00246587" officeooo:paragraph-rsid="0038af36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style:text-properties fo:color="#c9211e" fo:font-size="15pt" style:text-underline-style="none" fo:font-weight="bold" officeooo:rsid="0033c037" officeooo:paragraph-rsid="0033c037" fo:background-color="transparent" style:font-size-asian="15pt" style:font-weight-asian="bold" style:font-size-complex="15pt" style:font-weight-complex="bold"/>
    </style:style>
    <style:style style:name="P46" style:family="paragraph" style:parent-style-name="Standard">
      <style:text-properties fo:color="#c9211e" fo:font-size="15pt" style:text-underline-style="none" fo:font-weight="bold" officeooo:rsid="0052e23f" officeooo:paragraph-rsid="0052e23f" fo:background-color="transparent" style:font-size-asian="15pt" style:font-weight-asian="bold" style:font-size-complex="15pt" style:font-weight-complex="bold"/>
    </style:style>
    <style:style style:name="P47" style:family="paragraph" style:parent-style-name="Standard">
      <style:text-properties fo:color="#c9211e" fo:font-size="15pt" style:text-underline-style="none" fo:font-weight="bold" officeooo:rsid="0033af50" officeooo:paragraph-rsid="00087fd7" fo:background-color="#ffff00" style:font-size-asian="15pt" style:font-weight-asian="bold" style:font-size-complex="15pt" style:font-weight-complex="bold"/>
    </style:style>
    <style:style style:name="P48" style:family="paragraph" style:parent-style-name="Standard">
      <style:text-properties fo:color="#c9211e" fo:font-size="15pt" style:text-underline-style="none" fo:font-weight="bold" officeooo:rsid="00439181" officeooo:paragraph-rsid="00087fd7" fo:background-color="#ffff00" style:font-size-asian="15pt" style:font-weight-asian="bold" style:font-size-complex="15pt" style:font-weight-complex="bold"/>
    </style:style>
    <style:style style:name="P49" style:family="paragraph" style:parent-style-name="Standard">
      <style:text-properties fo:color="#c9211e" fo:font-size="15pt" style:text-underline-style="none" fo:font-weight="bold" officeooo:rsid="00091836" officeooo:paragraph-rsid="0017a3f2" fo:background-color="#ffff00" style:font-size-asian="15pt" style:font-weight-asian="bold" style:font-size-complex="15pt" style:font-weight-complex="bold"/>
    </style:style>
    <style:style style:name="P50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091836" officeooo:paragraph-rsid="0038af36" fo:background-color="transparent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8pt" style:text-underline-style="solid" style:text-underline-width="auto" style:text-underline-color="font-color" fo:font-weight="bold" officeooo:rsid="00087fd7" officeooo:paragraph-rsid="00087fd7" style:font-size-asian="18pt" style:font-weight-asian="bold" style:font-size-complex="18pt" style:font-weight-complex="bold"/>
    </style:style>
    <style:style style:name="P52" style:family="paragraph" style:parent-style-name="Standard">
      <style:text-properties officeooo:paragraph-rsid="0051a7ac"/>
    </style:style>
    <style:style style:name="P53" style:family="paragraph" style:parent-style-name="Text_20_body">
      <style:text-properties fo:background-color="#ffff00"/>
    </style:style>
    <style:style style:name="T1" style:family="text">
      <style:text-properties officeooo:rsid="00087fd7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background-color="transparent" loext:char-shading-value="0"/>
    </style:style>
    <style:style style:name="T4" style:family="text">
      <style:text-properties style:text-underline-style="none" officeooo:rsid="004adc0e"/>
    </style:style>
    <style:style style:name="T5" style:family="text">
      <style:text-properties style:text-underline-style="none" officeooo:rsid="003ac23f" fo:background-color="#ffff00" loext:char-shading-value="0"/>
    </style:style>
    <style:style style:name="T6" style:family="text">
      <style:text-properties style:text-underline-style="none" officeooo:rsid="004adc0e" fo:background-color="#ffff00" loext:char-shading-value="0"/>
    </style:style>
    <style:style style:name="T7" style:family="text">
      <style:text-properties style:text-underline-style="none" officeooo:rsid="003c0e9b" fo:background-color="#ffff00" loext:char-shading-value="0"/>
    </style:style>
    <style:style style:name="T8" style:family="text">
      <style:text-properties style:text-underline-style="none" officeooo:rsid="006af538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439181" fo:background-color="transparent" loext:char-shading-value="0"/>
    </style:style>
    <style:style style:name="T11" style:family="text">
      <style:text-properties officeooo:rsid="004adc0e"/>
    </style:style>
    <style:style style:name="T12" style:family="text">
      <style:text-properties style:text-underline-style="solid" style:text-underline-width="auto" style:text-underline-color="font-color" officeooo:rsid="00087fd7"/>
    </style:style>
    <style:style style:name="T13" style:family="text">
      <style:text-properties officeooo:rsid="003ac23f"/>
    </style:style>
    <style:style style:name="T14" style:family="text">
      <style:text-properties officeooo:rsid="000c474c"/>
    </style:style>
    <style:style style:name="T15" style:family="text">
      <style:text-properties officeooo:rsid="00179b2b"/>
    </style:style>
    <style:style style:name="T16" style:family="text">
      <style:text-properties fo:color="#c9211e" officeooo:rsid="00439181"/>
    </style:style>
    <style:style style:name="T17" style:family="text">
      <style:text-properties fo:color="#c9211e" officeooo:rsid="0017a3f2" fo:background-color="#ffff00" loext:char-shading-value="0"/>
    </style:style>
    <style:style style:name="T18" style:family="text">
      <style:text-properties officeooo:rsid="001c9f61"/>
    </style:style>
    <style:style style:name="T19" style:family="text">
      <style:text-properties officeooo:rsid="0023c966"/>
    </style:style>
    <style:style style:name="T20" style:family="text">
      <style:text-properties officeooo:rsid="003de30c"/>
    </style:style>
    <style:style style:name="T21" style:family="text">
      <style:text-properties officeooo:rsid="003f612f"/>
    </style:style>
    <style:style style:name="T22" style:family="text">
      <style:text-properties officeooo:rsid="004b0303"/>
    </style:style>
    <style:style style:name="T23" style:family="text">
      <style:text-properties fo:color="#000000" fo:font-size="15pt" style:text-underline-style="none" fo:font-weight="normal" officeooo:rsid="0048944a" style:font-size-asian="15pt" style:font-weight-asian="normal" style:font-size-complex="15pt" style:font-weight-complex="normal"/>
    </style:style>
    <style:style style:name="T24" style:family="text">
      <style:text-properties fo:color="#000000" fo:font-size="15pt" style:text-underline-style="none" fo:font-weight="normal" officeooo:rsid="004cf044" style:font-size-asian="15pt" style:font-weight-asian="normal" style:font-size-complex="15pt" style:font-weight-complex="normal"/>
    </style:style>
    <style:style style:name="T25" style:family="text">
      <style:text-properties fo:color="#000000" fo:font-size="15pt" style:text-underline-style="none" fo:font-weight="normal" officeooo:rsid="004e74d9" style:font-size-asian="15pt" style:font-weight-asian="normal" style:font-size-complex="15pt" style:font-weight-complex="normal"/>
    </style:style>
    <style:style style:name="T26" style:family="text">
      <style:text-properties fo:color="#000000" fo:font-size="15pt" style:text-underline-style="none" fo:font-weight="bold" officeooo:rsid="0051a7ac" fo:background-color="transparent" loext:char-shading-value="0" style:font-size-asian="15pt" style:font-weight-asian="bold" style:font-size-complex="15pt" style:font-weight-complex="bold"/>
    </style:style>
    <style:style style:name="T27" style:family="text">
      <style:text-properties fo:color="#000000" fo:font-size="15pt" style:text-underline-style="none" fo:font-weight="bold" officeooo:rsid="0058cd00" fo:background-color="transparent" loext:char-shading-value="0" style:font-size-asian="15pt" style:font-weight-asian="bold" style:font-size-complex="15pt" style:font-weight-complex="bold"/>
    </style:style>
    <style:style style:name="T28" style:family="text">
      <style:text-properties fo:color="#000000" fo:font-size="15pt" style:text-underline-style="none" fo:font-weight="bold" officeooo:rsid="005a877f" fo:background-color="transparent" loext:char-shading-value="0" style:font-size-asian="15pt" style:font-weight-asian="bold" style:font-size-complex="15pt" style:font-weight-complex="bold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51a7ac"/>
    </style:style>
    <style:style style:name="T31" style:family="text">
      <style:text-properties officeooo:rsid="005c3d6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73171" style:font-weight-asian="normal" style:font-weight-complex="normal"/>
    </style:style>
    <style:style style:name="T34" style:family="text">
      <style:text-properties fo:font-weight="normal" officeooo:rsid="003a1beb" style:font-weight-asian="normal" style:font-weight-complex="normal"/>
    </style:style>
    <style:style style:name="T35" style:family="text">
      <style:text-properties officeooo:rsid="0065dcb7"/>
    </style:style>
    <style:style style:name="T36" style:family="text">
      <style:text-properties officeooo:rsid="007037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"><text:tab/><text:tab/><text:tab/><text:tab/></text:span>REQUIRED SKILLS</text:p>
      <text:p text:style-name="P51"/>
      <text:p text:style-name="P6"><text:span text:style-name="T3"><text:tab/><text:tab/><text:tab/><text:tab/> <text:s text:c="12"/></text:span><text:span text:style-name="T10">RUST</text:span></text:p>
      <text:p text:style-name="P28"/>
      <text:p text:style-name="P48">→ Turtorial bootcamp<text:tab/> <text:s text:c="18"/><text:tab/>(IN Feb)*</text:p>
      <text:p text:style-name="P49"/>
      <text:p text:style-name="P3"><text:span text:style-name="T29">→ webassembly in rust </text:span><text:span text:style-name="T17">35,36,37,38,39</text:span><text:tab/><text:tab/>(IN <text:span text:style-name="T11">MARCH</text:span>)</text:p>
      <text:p text:style-name="P1"><text:tab/><text:tab/><text:tab/><text:tab/><text:tab/></text:p>
      <text:p text:style-name="P2"><text:tab/><text:tab/><text:tab/><text:tab/></text:p>
      <text:p text:style-name="P11"><text:span text:style-name="T2"><text:tab/><text:tab/><text:tab/><text:tab/></text:span><text:span text:style-name="T1">JAVACSRIPT</text:span></text:p>
      <text:p text:style-name="P34"/>
      <text:p text:style-name="P53"><text:span text:style-name="T23">13) TYPESCRIPT (IN </text:span><text:span text:style-name="T24">april</text:span><text:span text:style-name="T23">) <text:s/></text:span><text:span text:style-name="T25">(remaining projects rust and python)</text:span></text:p>
      <text:p text:style-name="P32"/>
      <text:p text:style-name="P19"><text:span text:style-name="T13"><text:tab/><text:tab/><text:tab/><text:tab/></text:span><text:span text:style-name="T12">PYTHON</text:span></text:p>
      <text:p text:style-name="P47"/>
      <text:p text:style-name="P4">6) NUMPY</text:p>
      <text:p text:style-name="P5"/>
      <text:p text:style-name="P4">7) PANDAS <text:span text:style-name="T9"><text:s text:c="3"/></text:span></text:p>
      <text:p text:style-name="P7"/>
      <text:p text:style-name="P7"><text:span text:style-name="T14">8) </text:span>scipy</text:p>
      <text:p text:style-name="P7"/>
      <text:p text:style-name="P7"><text:span text:style-name="T14">9) </text:span>Matplotib</text:p>
      <text:p text:style-name="P13"/>
      <text:p text:style-name="P30"><text:span text:style-name="T14">10) </text:span><text:span text:style-name="T13">s</text:span>eaborn</text:p>
      <text:p text:style-name="P30"/>
      <text:p text:style-name="P30"><text:span text:style-name="T14">11) </text:span>data vizualization</text:p>
      <text:p text:style-name="P30"/>
      <text:p text:style-name="P30"><text:span text:style-name="T14">12) </text:span>opencv </text:p>
      <text:p text:style-name="P30"/>
      <text:p text:style-name="P30"><text:span text:style-name="T14">13) </text:span>motion detection</text:p>
      <text:p text:style-name="P30"/>
      <text:p text:style-name="P30"><text:span text:style-name="T14">14) </text:span>face detection</text:p>
      <text:p text:style-name="P30"/>
      <text:p text:style-name="P30"><text:span text:style-name="T14">15) </text:span>data wrangling</text:p>
      <text:p text:style-name="P23"/>
      <text:p text:style-name="P15"/>
      <text:p text:style-name="P14"/>
      <text:p text:style-name="P14"/>
      <text:p text:style-name="P39"/>
      <text:p text:style-name="P39"/>
      <text:p text:style-name="P40"><text:soft-page-break/>Extra iot skills <text:tab/><text:span text:style-name="T35">(MAY)</text:span>:</text:p>
      <text:p text:style-name="P40"/>
      <text:p text:style-name="P42">stm32f1 with esp32</text:p>
      <text:p text:style-name="P42"/>
      <text:p text:style-name="P42">esp32<text:span text:style-name="T36">8266</text:span></text:p>
      <text:p text:style-name="P42"/>
      <text:p text:style-name="P42">mqtt protocol</text:p>
      <text:p text:style-name="P42"/>
      <text:p text:style-name="P42">aws iot core</text:p>
      <text:p text:style-name="P39"/>
      <text:p text:style-name="P39"/>
      <text:p text:style-name="P39"/>
      <text:p text:style-name="P39">Extra skills at the End: <text:s/><text:span text:style-name="T30">(have to be covered in april) </text:span></text:p>
      <text:p text:style-name="P9"/>
      <text:p text:style-name="P10">RUST</text:p>
      <text:p text:style-name="P9"/>
      <text:p text:style-name="P29">→<text:span text:style-name="T18"> projects </text:span><text:span text:style-name="T21">[ April ]</text:span></text:p>
      <text:p text:style-name="P18"/>
      <text:p text:style-name="P21"><text:span text:style-name="T19">8</text:span>,41,17-34<text:span text:style-name="T15">,43</text:span><text:span text:style-name="T16"> RUST CHAT APP </text:span>16</text:p>
      <text:p text:style-name="P43"/>
      <text:p text:style-name="P50"><text:span text:style-name="T5">→</text:span><text:span text:style-name="T6"> </text:span><text:span text:style-name="T7">R</text:span><text:span text:style-name="T6">ust rest Api , </text:span><text:span text:style-name="T7">projects </text:span><text:span text:style-name="T8">(home automation done)</text:span><text:span text:style-name="T4"><text:tab/><text:tab/><text:tab/><text:tab/> </text:span></text:p>
      <text:p text:style-name="P44"/>
      <text:p text:style-name="P31"/>
      <text:p text:style-name="P31">[advanced topic not nescessary] <text:span text:style-name="T21">(Tensor programmig)</text:span></text:p>
      <text:p text:style-name="P33"/>
      <text:p text:style-name="P25">macros and meta programming</text:p>
      <text:p text:style-name="P26"><text:s/></text:p>
      <text:p text:style-name="P43"/>
      <text:p text:style-name="P9">Python </text:p>
      <text:p text:style-name="P8"/>
      <text:p text:style-name="P16">1) Pandas <text:span text:style-name="T20">[for very detail not necessary]</text:span></text:p>
      <text:p text:style-name="P22"><text:s/><text:span text:style-name="T33">projects remaining (Code basics </text:span><text:span text:style-name="T34">time sereies analyis</text:span><text:span text:style-name="T33"> and freecodecamp wala lrka)</text:span><text:span text:style-name="T32"> </text:span></text:p>
      <text:p text:style-name="P36"/>
      <text:p text:style-name="P27">2)</text:p>
      <text:p text:style-name="P37">data analytics,<text:span text:style-name="T31">sciece</text:span> freecodecamp <text:span text:style-name="T22">4 hours</text:span></text:p>
      <text:p text:style-name="P38"><text:soft-page-break/></text:p>
      <text:p text:style-name="P27">3)</text:p>
      <text:p text:style-name="P35">opencv (project,edureka)</text:p>
      <text:p text:style-name="P35"/>
      <text:p text:style-name="P35"/>
      <text:p text:style-name="P35"/>
      <text:p text:style-name="P24"/>
      <text:p text:style-name="P24"><text:s/>-) Docker , kubernetes</text:p>
      <text:p text:style-name="P12"/>
      <text:p text:style-name="P12"/>
      <text:p text:style-name="P17">2) Ai turtorial <text:span text:style-name="T22">clever</text:span></text:p>
      <text:p text:style-name="P46"/>
      <text:p text:style-name="P46">9) pydoop</text:p>
      <text:p text:style-name="P45"/>
      <text:p text:style-name="P45"/>
      <text:p text:style-name="P41">At very END Jb sb hujaii: <text:s/>(May 1-21) :</text:p>
      <text:p text:style-name="P41"/>
      <text:p text:style-name="P52"><text:span text:style-name="T26">1) Tensorflow , </text:span><text:span text:style-name="T27">keras -</text:span><text:span text:style-name="T28">deep</text:span><text:span text:style-name="T27"> learning</text:span></text:p>
      <text:p text:style-name="P20"/>
      <text:p text:style-name="P23">2) aws graph database naptune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2:26:52.560611796</meta:creation-date>
    <dc:date>2021-05-02T15:54:43.673410766</dc:date>
    <meta:editing-duration>PT22H48M16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3" meta:paragraph-count="45" meta:word-count="162" meta:character-count="1052" meta:non-whitespace-character-count="853"/>
  </office:meta>
</office:document-meta>
</file>